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8.01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385.51pt"/>
    </style:style>
    <style:style style:name="co6" style:family="table-column">
      <style:table-column-properties fo:break-before="auto" style:column-width="66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gotten_20_Realms_20_Tabelle">
      <style:table-properties table:display="true" style:writing-mode="lr-tb"/>
    </style:style>
    <style:style style:name="ta2" style:family="table" style:master-page-name="PageStyle_5f_Endlose_20_Stad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gotten Realms Tabel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SENSE, Sight, Run 2, Endurance, Climb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Exiled: Plead 3, Dodge, Run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Scrutinize, Vigor 2, Dodge, Fight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Robbed: SENSE, Wealth eintauschen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3" office:value-type="string" calcext:value-type="string">
            <text:p>Scrutinize, Fight 1+ED, Direction 2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Got spurned; CHARM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1111" calcext:value-type="float">
            <text:p>11111</text:p>
          </table:table-cell>
          <table:table-cell table:style-name="ce3" office:value-type="string" calcext:value-type="string">
            <text:p>BODY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Racer: Ride 4+ED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COORDINATION, Dodge, Run, Stealth 2, Expert:Thief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Opfer einer Intrige: Empathy 2, Vigor 1, Plead 1, Student 1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Dodge, Dagger, Run, Climb, Expert:Thief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Gladiator: Spear 3, Thick Headed, Path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2222" calcext:value-type="float">
            <text:p>2222</text:p>
          </table:table-cell>
          <table:table-cell table:style-name="ce3" office:value-type="string" calcext:value-type="string">
            <text:p>Scrutinize, Lie 1, Stealth 1+ ED, Thief ED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Rescued Animal: Student:Animaltraining 2, Animal Companion 3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22222" calcext:value-type="float">
            <text:p>22222</text:p>
          </table:table-cell>
          <table:table-cell table:style-name="ce3" office:value-type="string" calcext:value-type="string">
            <text:p>Expert:Thief MD oder Stealth MD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Kidnapped: Ride, Endurance, Plead, Language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CHARM, Perform 2, Fascinate 2, Jest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 table:number-columns-spanned="3" table:number-rows-spanned="1">
            <text:p>Festsitzen in einer Akademie: Magie 2, Eerie 2, Zauber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Inspire 2, Lore 2, Lie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Served Rich: Fascinate , Graces 2, Plead, Lie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3333" calcext:value-type="float">
            <text:p>3333</text:p>
          </table:table-cell>
          <table:table-cell table:style-name="ce3" office:value-type="string" calcext:value-type="string">
            <text:p>Graces, Language, Perform, Fascinate ED, Inspire ED</text:p>
          </table:table-cell>
          <table:table-cell table:style-name="ce5"/>
          <table:table-cell table:style-name="ce3" office:value-type="string" calcext:value-type="string">
            <text:p>B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33333" calcext:value-type="float">
            <text:p>33333</text:p>
          </table:table-cell>
          <table:table-cell table:style-name="ce3" office:value-type="string" calcext:value-type="string">
            <text:p>Inspire MD oder Fascinate MD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Press Ganged: BODY, craving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CHARM, Haggle 2. Wealth, Possession 2 (Fuhrwerk)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Law Enforcer: Scutinze 2, Hearing 1, Sight 1, Empathy 1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Language, Haggle, Student:Navigation, Lie 2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Love Triangle: Beauty 3, Lie, Plead, mission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4444" calcext:value-type="float">
            <text:p>4444</text:p>
          </table:table-cell>
          <table:table-cell table:style-name="ce3" office:value-type="string" calcext:value-type="string">
            <text:p>Wealth 2, Direction, Lie, Haggle ED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Caravan Debacle: Direction 2, Student:Navigation 3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44444" calcext:value-type="float">
            <text:p>44444</text:p>
          </table:table-cell>
          <table:table-cell table:style-name="ce3" office:value-type="string" calcext:value-type="string">
            <text:p>Haggle MD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Garden: Student:Herbs 5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KNOWLEDGE, Heal 2, Student, Fascinate, Vigor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Venegance: Sword 2, path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3" office:value-type="string" calcext:value-type="string">
            <text:p>Vigor, Empathy, Heal, Student, Fascinate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Geschichtenerzähler: Lore 2, Eerie, Perform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5555" calcext:value-type="float">
            <text:p>5555</text:p>
          </table:table-cell>
          <table:table-cell table:style-name="ce3" office:value-type="string" calcext:value-type="string">
            <text:p>Empathy, Lie, Heal ED, Student, Graces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Stolen Birthright: COORDINATION, duty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55555" calcext:value-type="float">
            <text:p>55555</text:p>
          </table:table-cell>
          <table:table-cell table:style-name="ce3" office:value-type="string" calcext:value-type="string">
            <text:p>Heal MD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 table:number-columns-spanned="3" table:number-rows-spanned="1">
            <text:p>Im Kloster aufgewachsen: Glaube 2, Student:Religion 2, Gebet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BODY, Dodge, Fight 2, Parry 2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Diplomatic incident: patron 5, problem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3" office:value-type="string" calcext:value-type="string">
            <text:p>Dodge, Parry, Weapon 2, Weapon/Fight ED</text:p>
          </table:table-cell>
          <table:table-cell table:style-name="ce5"/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6666" calcext:value-type="float">
            <text:p>6666</text:p>
          </table:table-cell>
          <table:table-cell table:style-name="ce3" office:value-type="string" calcext:value-type="string">
            <text:p>Weapon, Path 2/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Raised wild: Hearing 3, Sight 2, Language 3, Expert:Fallen 2, Endurance 3, loose MD in language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66666" calcext:value-type="float">
            <text:p>66666</text:p>
          </table:table-cell>
          <table:table-cell table:style-name="ce3" office:value-type="string" calcext:value-type="string">
            <text:p>Weapon/Fight MD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Imprisoned: Stealth, Expert:Thief, Vigor 3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KNOWLEDGE, Language 2, Lore 2, Student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Crossed Lover: Lie, Stealth, Run, Dodge, Beauty 1, problem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3" office:value-type="string" calcext:value-type="string">
            <text:p>Student 4, Endurance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unexpected windfall: Possession 4, Wealth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7777" calcext:value-type="float">
            <text:p>7777</text:p>
          </table:table-cell>
          <table:table-cell table:style-name="ce3" office:value-type="string" calcext:value-type="string">
            <text:p>Lore 2, Fascinate 2, Student ED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Verirrt: Student 3, Endurance, Athletics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77777" calcext:value-type="float">
            <text:p>77777</text:p>
          </table:table-cell>
          <table:table-cell table:style-name="ce3" office:value-type="string" calcext:value-type="string">
            <text:p>KNOWLEDGE oder student MD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Saved someone: follower 3, possession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COMMAND, Fight, Ride, Tactics, Inspire 2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Unlikely Education: Student 5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3" office:value-type="string" calcext:value-type="string">
            <text:p>Parry 2, Tactics 2, Endurance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Disastroius Expedition: Leather Hard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8888" calcext:value-type="float">
            <text:p>8888</text:p>
          </table:table-cell>
          <table:table-cell table:style-name="ce3" office:value-type="string" calcext:value-type="string">
            <text:p>Sight 1, Direction, 2 Strategy, Lie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 table:number-columns-spanned="3" table:number-rows-spanned="1">
            <text:p>Drachenblut: Hexerei , Eerie 2, Zauber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88888" calcext:value-type="float">
            <text:p>88888</text:p>
          </table:table-cell>
          <table:table-cell table:style-name="ce3" office:value-type="string" calcext:value-type="string">
            <text:p>Tactics ED, Status, Strategy 1+ED, Graces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Bastardprinz: Wealth, Secret 4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SENSE/KNOWLEDGE/DIV, Lore, Eerie 3, Magie/Glaube/Hexerei, Zauber/Gebete 2</text:p>
          </table:table-cell>
          <table:table-cell table:style-name="ce6"/>
          <table:table-cell table:style-name="ce3"/>
          <table:table-cell table:style-name="ce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3" office:value-type="string" calcext:value-type="string">
            <text:p>Counterspell, Magie/Glaube/Hexerei 2, Zauber/Gebete</text:p>
          </table:table-cell>
          <table:table-cell table:style-name="ce6"/>
          <table:table-cell table:style-name="ce3"/>
          <table:table-cell table:style-name="ce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9999" calcext:value-type="float">
            <text:p>9999</text:p>
          </table:table-cell>
          <table:table-cell table:style-name="ce3" office:value-type="string" calcext:value-type="string">
            <text:p>Eerie, Magie/Glaube/Hexerei ED, Zauber/Gebete, Pfad 2</text:p>
          </table:table-cell>
          <table:table-cell table:style-name="ce6"/>
          <table:table-cell table:style-name="ce3" office:value-type="string" calcext:value-type="string">
            <text:p>R</text:p>
          </table:table-cell>
          <table:table-cell table:style-name="ce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99999" calcext:value-type="float">
            <text:p>99999</text:p>
          </table:table-cell>
          <table:table-cell table:style-name="ce3" office:value-type="string" calcext:value-type="string">
            <text:p>Magie/Glaube/Hexerei MD</text:p>
          </table:table-cell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Gnom : KNOWLEDGE, klein (1=+1 auf Dodge), Dämmersicht (1), Eerie, Student, Weapon:Hammer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COMMAND, Status, Wealth, Graces 2, Sword</text:p>
          </table:table-cell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Mensch : WAHL Knack for learning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01010" calcext:value-type="float">
            <text:p>101010</text:p>
          </table:table-cell>
          <table:table-cell table:style-name="ce3" office:value-type="string" calcext:value-type="string">
            <text:p>Status, Wealth, Intimidate, Lie, Graces</text:p>
          </table:table-cell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Mensch : WAHL Knack for learning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0101010" calcext:value-type="float">
            <text:p>10101010</text:p>
          </table:table-cell>
          <table:table-cell table:style-name="ce3" office:value-type="string" calcext:value-type="string">
            <text:p>Graces, Intimidate 2, Lie, Strategy</text:p>
          </table:table-cell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Elf : COORDINATION, Dämmersicht (1), Schlaflos (1), Langlebig (1), Weapon:Bogen oder Weapon:Sword, Beauty (1)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010101010" calcext:value-type="float">
            <text:p>1010101010</text:p>
          </table:table-cell>
          <table:table-cell table:style-name="ce3" office:value-type="string" calcext:value-type="string">
            <text:p>Graces, Intimidate 2, Lie, Strategy</text:p>
          </table:table-cell>
          <table:table-cell table:style-name="ce6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Halbelf : SENSE, Schlaflos (1), Graces, Beauty (1), Language 2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Mensch : WAHL Knack for learning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Mensch : WAHL Knack for learning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Halbling : CHARM, klein (1), Weapon:Schleuder, Athletics, Jest, Dodge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 table:number-columns-spanned="3" table:number-rows-spanned="1">
            <text:p>Zwerg : COMMAND, Dunkelsicht (2), Langlebig (1), Weapon:Axt, Vigor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Halbork : BODY, Dunkelsicht (2), Fight, Language, Endurance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lose Stadt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Ratte / Kundschafter / Wanderer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SENSE, Sight, Run 2, Endurance, Climb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 table:number-columns-spanned="3" table:number-rows-spanned="1">
            <text:p>Exiled: Plead 2, Dodge, Run, Stealth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Stealth, Vigor 2, Dodge, Fight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Last Survivor: Stealth 2, Luck 2, Climb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3" office:value-type="string" calcext:value-type="string">
            <text:p>Scrutinize or Eerie, Fight , Orientation 2, Tinkering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Crossed Lover: Lie, Stealth, Run, Dodge, Beauty 1, problem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2" office:value-type="float" office:value="11111" calcext:value-type="float">
            <text:p>11111</text:p>
          </table:table-cell>
          <table:table-cell table:style-name="ce3" office:value-type="string" calcext:value-type="string">
            <text:p>COORDINATION 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 table:number-columns-spanned="3" table:number-rows-spanned="1">
            <text:p>Kurioser Begleiter: Construct Companion 3, Tinkering 2, 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Langfinger / Kakerlake / Schatten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 table:number-columns-spanned="3" table:number-rows-spanned="1">
            <text:p>Verirrt: Orientation 2, Endurance, Athletics, Vigor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COORDINATION, Dodge, Run, Stealth 2, Expert:Thief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 table:number-columns-spanned="3" table:number-rows-spanned="1">
            <text:p>Miliz: Fight 2, Thick Headed, Dodge 2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Dodge, Weapon Skill, Run, Climb, Expert:Thief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 table:number-columns-spanned="3" table:number-rows-spanned="1">
            <text:p>Curios Cat: Scutinze 2, Hearing 1, Sight 1, Empathy 1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2222" calcext:value-type="float">
            <text:p>2222</text:p>
          </table:table-cell>
          <table:table-cell table:style-name="ce3" office:value-type="string" calcext:value-type="string">
            <text:p>Scrutinize, Lie 1, Stealth 1+ ED, Thief ED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aved someone: follower 3, possession 2<text:tab/><text:tab/></text:p>
          </table:table-cell>
          <table:table-cell table:number-columns-repeated="1019"/>
        </table:table-row>
        <table:table-row table:style-name="ro1">
          <table:table-cell table:style-name="ce2" office:value-type="float" office:value="22222" calcext:value-type="float">
            <text:p>22222</text:p>
          </table:table-cell>
          <table:table-cell table:style-name="ce3" office:value-type="string" calcext:value-type="string">
            <text:p>Expert:Thief MD oder Stealth MD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 table:number-columns-spanned="3" table:number-rows-spanned="1">
            <text:p>Unlikely Education: Student 2, Expert 2, Language (High Speech)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Socialiser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Served the Powerful: Fascinate , Socialize 2, Plead, Lie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CHARM, Perform 2 or Fascinate 2, Plead, Empathy 2</text:p>
          </table:table-cell>
          <table:table-cell table:style-name="ce5"/>
          <table:table-cell table:style-name="ce2"/>
          <table:table-cell table:style-name="ce3" table:number-columns-spanned="3" table:number-rows-spanned="1"/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Inspire 2, Lore 2, Lie</text:p>
          </table:table-cell>
          <table:table-cell table:style-name="ce5"/>
          <table:table-cell table:style-name="ce3" office:value-type="string" calcext:value-type="string">
            <text:p>B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 office:value-type="float" office:value="3333" calcext:value-type="float">
            <text:p>3333</text:p>
          </table:table-cell>
          <table:table-cell table:style-name="ce3" office:value-type="string" calcext:value-type="string">
            <text:p>Socalize 2, <text:s/>Perform, Fascinate ED, Inspire ED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 table:number-columns-spanned="3" table:number-rows-spanned="1">
            <text:p>Wanderer: Hearing 3, Sight 2, Orientation 2, Lore 2, Language (local)2, Endurance 2, loose MD in language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33333" calcext:value-type="float">
            <text:p>33333</text:p>
          </table:table-cell>
          <table:table-cell table:style-name="ce3" office:value-type="string" calcext:value-type="string">
            <text:p>Inspire MD oder Fascinate MD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Imprisoned: Stealth, Expert:Thief, Vigor 3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Händler / Handwerker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Angeschwärzt: Lie 2, Plead, Sarcasm 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CHARM, Haggle 2, <text:s/>Possession 2, <text:s/>Endurance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 table:number-columns-spanned="3" table:number-rows-spanned="1">
            <text:p>Caravan Debacle: Direction 2, Student:Navigation 3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Language, Haggle, Empathy, Lie 2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 table:number-columns-spanned="3" table:number-rows-spanned="1">
            <text:p>Ex-Lehrling: Healing 2, Expert Poison 2, Vigor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4444" calcext:value-type="float">
            <text:p>4444</text:p>
          </table:table-cell>
          <table:table-cell table:style-name="ce3" office:value-type="string" calcext:value-type="string">
            <text:p>Vigor, Orientation 2 or Expert + ED (Handwerk), Lie, Haggle ED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 table:number-columns-spanned="3" table:number-rows-spanned="1">
            <text:p>Lost Love: Mission, Weapon 2, Parry 2, Endurance 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44444" calcext:value-type="float">
            <text:p>44444</text:p>
          </table:table-cell>
          <table:table-cell table:style-name="ce3" office:value-type="string" calcext:value-type="string">
            <text:p>Haggle MD or Expert (Handwerk) MD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 table:number-columns-spanned="3" table:number-rows-spanned="1">
            <text:p>Kidnapped: Run, Endurance, Plead, Orientation, Lore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eiler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 table:number-columns-spanned="3" table:number-rows-spanned="1">
            <text:p>Disastroius Expedition: Leather Hard</text:p>
          </table:table-cell>
          <table:covered-table-cell table:number-columns-repeated="2" table:style-name="ce8"/>
          <table:table-cell table:style-name="ce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KNOWLEDGE, Heal 2, Vigor, Endurance Empathy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 table:number-columns-spanned="3" table:number-rows-spanned="1">
            <text:p>Ein Ohr. Hearing, <text:s/>Lore 2, Tinkering 2 oder Eerie 2, Language (High Speech), Ugly (1) 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3" office:value-type="string" calcext:value-type="string">
            <text:p>Vigor, Empathy, Heal, Posession 1, Haggle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 table:number-columns-spanned="3" table:number-rows-spanned="1">
            <text:p>On the Wrong side of the coupe: Sacrcasm 2, Strategy 2, Run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5555" calcext:value-type="float">
            <text:p>5555</text:p>
          </table:table-cell>
          <table:table-cell table:style-name="ce3" office:value-type="string" calcext:value-type="string">
            <text:p>Empathy, Lie, Heal ED, <text:s/>Socalize 2 or Sarcasm 2</text:p>
          </table:table-cell>
          <table:table-cell table:style-name="ce5"/>
          <table:table-cell table:style-name="ce2"/>
          <table:table-cell table:style-name="ce14" table:number-columns-spanned="3" table:number-rows-spanned="1"/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55555" calcext:value-type="float">
            <text:p>55555</text:p>
          </table:table-cell>
          <table:table-cell table:style-name="ce3" office:value-type="string" calcext:value-type="string">
            <text:p>Heal MD</text:p>
          </table:table-cell>
          <table:table-cell table:style-name="ce5"/>
          <table:table-cell table:style-name="ce3" office:value-type="string" calcext:value-type="string">
            <text:p>C</text:p>
          </table:table-cell>
          <table:table-cell table:style-name="ce15" office:value-type="string" calcext:value-type="string">
            <text:p>Arkane Male (Max 1 Würfel)</text:p>
          </table:table-cell>
          <table:table-cell table:style-name="ce16" office:value-type="string" calcext:value-type="string">
            <text:p>Optisch</text:p>
          </table:table-cell>
          <table:table-cell table:style-name="ce15" office:value-type="string" calcext:value-type="string">
            <text:p>Aktiver Effekt</text:p>
          </table:table-cell>
          <table:table-cell table:style-name="ce10" office:value-type="string" calcext:value-type="string">
            <text:p>Passiver Effekt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Söldner / Schläger / Soldat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Quecksilber</text:p>
          </table:table-cell>
          <table:table-cell table:style-name="ce15" office:value-type="string" calcext:value-type="string">
            <text:p>Merkwürdige Linien und Formen auf dem geamten Körper. Die Linien verändern sich vor allem wenn man sich bewegt.</text:p>
          </table:table-cell>
          <table:table-cell table:style-name="ce15" office:value-type="string" calcext:value-type="string">
            <text:p>Mega Struktur manipulieren</text:p>
          </table:table-cell>
          <table:table-cell table:style-name="ce10" office:value-type="string" calcext:value-type="string">
            <text:p>- 1 Benötigte Höhe zum bearbeiten von MAterial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BODY, Dodge, Fight 2, Parry 2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Schwarz</text:p>
          </table:table-cell>
          <table:table-cell table:style-name="ce15" office:value-type="string" calcext:value-type="string">
            <text:p>Feiner Kristallstaub liegt auf deinem Körper. Wenn du dein Arkanes Mal benutzt bleibt kurzzeitig die Silouhette zürck ehe der Wind sie verweht oder sie in sich zusammen fällt.</text:p>
          </table:table-cell>
          <table:table-cell table:style-name="ce15" office:value-type="string" calcext:value-type="string">
            <text:p>Mini Teleportation</text:p>
          </table:table-cell>
          <table:table-cell table:style-name="ce10" office:value-type="string" calcext:value-type="string">
            <text:p>findet immer Rückweg</text:p>
          </table:table-cell>
          <table:table-cell table:number-columns-repeated="1016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3" office:value-type="string" calcext:value-type="string">
            <text:p>Dodge, Parry, Weapon 2, Weapon/Fight ED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Rot</text:p>
          </table:table-cell>
          <table:table-cell table:style-name="ce15" office:value-type="string" calcext:value-type="string">
            <text:p>Deine haut is leicht XXX. Wenn du deine Kraft nutzt wirst du blasser oder die Frabe intensiver.</text:p>
          </table:table-cell>
          <table:table-cell table:style-name="ce15" office:value-type="string" calcext:value-type="string">
            <text:p>Temperatur Licht Geräusche Regulieren</text:p>
          </table:table-cell>
          <table:table-cell table:style-name="ce10" office:value-type="string" calcext:value-type="string">
            <text:p>plus 1 Sethöhe gegen Umwelteinflüsse</text:p>
          </table:table-cell>
          <table:table-cell table:number-columns-repeated="1016"/>
        </table:table-row>
        <table:table-row table:style-name="ro1">
          <table:table-cell table:style-name="ce2" office:value-type="float" office:value="6666" calcext:value-type="float">
            <text:p>6666</text:p>
          </table:table-cell>
          <table:table-cell table:style-name="ce3" office:value-type="string" calcext:value-type="string">
            <text:p>Weapon, Path 1, Endurance, Vigor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Neon Gelb</text:p>
          </table:table-cell>
          <table:table-cell table:style-name="ce15" office:value-type="string" calcext:value-type="string">
            <text:p>Kleine Blitze zucken über deinen Körper.</text:p>
          </table:table-cell>
          <table:table-cell table:style-name="ce15" office:value-type="string" calcext:value-type="string">
            <text:p>Kraftquelle für Konstrukte</text:p>
          </table:table-cell>
          <table:table-cell table:style-name="ce10" office:value-type="string" calcext:value-type="string">
            <text:p>plu1 Sethöhe für Eerie</text:p>
          </table:table-cell>
          <table:table-cell table:number-columns-repeated="1016"/>
        </table:table-row>
        <table:table-row table:style-name="ro1">
          <table:table-cell table:style-name="ce2" office:value-type="float" office:value="66666" calcext:value-type="float">
            <text:p>66666</text:p>
          </table:table-cell>
          <table:table-cell table:style-name="ce3" office:value-type="string" calcext:value-type="string">
            <text:p>Weapon/Fight MD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Violet</text:p>
          </table:table-cell>
          <table:table-cell table:style-name="ce15" office:value-type="string" calcext:value-type="string">
            <text:p>Deine Handflächen sind XXX verfärbt. Wenn du deine Kraft nutzt schießt ein Kristall aus deiner Hand.</text:p>
          </table:table-cell>
          <table:table-cell table:style-name="ce15" office:value-type="string" calcext:value-type="string">
            <text:p>Seelen fest Nageln</text:p>
          </table:table-cell>
          <table:table-cell table:style-name="ce10" office:value-type="string" calcext:value-type="string">
            <text:p>Visions of the death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Wächter / Sentinel /</text:p>
          </table:table-cell>
          <table:table-cell table:style-name="ce5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Blau</text:p>
          </table:table-cell>
          <table:table-cell table:style-name="ce15" office:value-type="string" calcext:value-type="string">
            <text:p>Je nach dem wie du deinen Körper veränderst formen sich Kristallstrukturen in und auf deinem Körper: In deinem Auge, aus deiner Nase und Ohren heraus wächst ein Kristal. | Die Muskeln deines Körpers schwellen an und über dein haut wächst eine dünne Kristallschicht. | Deine Haut wird straffer und unter ihr pulsieren deine Adern XXX.</text:p>
          </table:table-cell>
          <table:table-cell table:style-name="ce15" office:value-type="string" calcext:value-type="string">
            <text:p>Attribut schieben. Ein zufälliges stellt sich beim schlafen ein. Danach kann es bewusst verschoben werden mit steigender Schwierigkeit. (Body, Coordination, Senses)</text:p>
          </table:table-cell>
          <table:table-cell table:style-name="ce10" office:value-type="string" calcext:value-type="string">
            <text:p>plus 1 Sethöhe für Heal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SENSE, Parry, Fight, Sight, Hearing, Eerie</text:p>
          </table:table-cell>
          <table:table-cell table:style-name="ce5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Grün</text:p>
          </table:table-cell>
          <table:table-cell table:style-name="ce15" office:value-type="string" calcext:value-type="string">
            <text:p>Du hast ein mechanistisches Merkmal. Deine Augen sind wie Pupen Augen, deine Haut ist wie Porzellan oder deine Finger sind unnatürlich lang und feingliedrig.</text:p>
          </table:table-cell>
          <table:table-cell table:style-name="ce15" office:value-type="string" calcext:value-type="string">
            <text:p>Konstrukt kontrollieren</text:p>
          </table:table-cell>
          <table:table-cell table:style-name="ce10" office:value-type="string" calcext:value-type="string">
            <text:p>plus 1 Weite für Sets gegen Konstrukte bezüglich gEschwindigkeit</text:p>
          </table:table-cell>
          <table:table-cell table:number-columns-repeated="1016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3" office:value-type="string" calcext:value-type="string">
            <text:p>Endurance, Empathy 2 or Intimidate 2, Parry 2 or Weapon 2 </text:p>
          </table:table-cell>
          <table:table-cell table:style-name="ce5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Türkies</text:p>
          </table:table-cell>
          <table:table-cell table:style-name="ce15" office:value-type="string" calcext:value-type="string">
            <text:p>Du bist von einem dünnen öligen Film überzogen. Er lässt sich nicht abwaschen und falls du ihn abkratzt tritt er durch dein Haut wieder hervor.</text:p>
          </table:table-cell>
          <table:table-cell table:style-name="ce15" office:value-type="string" calcext:value-type="string">
            <text:p>Eigene Zeit beschleunigen (man wirft den öligen Film ab)</text:p>
          </table:table-cell>
          <table:table-cell table:style-name="ce10" office:value-type="string" calcext:value-type="string">
            <text:p>Tie breaker</text:p>
          </table:table-cell>
          <table:table-cell table:number-columns-repeated="1016"/>
        </table:table-row>
        <table:table-row table:style-name="ro1">
          <table:table-cell table:style-name="ce2" office:value-type="float" office:value="7777" calcext:value-type="float">
            <text:p>7777</text:p>
          </table:table-cell>
          <table:table-cell table:style-name="ce3" office:value-type="string" calcext:value-type="string">
            <text:p>Tactics, Scrutines or Eerie, Sight 2 or Hearing 2, Fight or Weapon</text:p>
          </table:table-cell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Schillernd</text:p>
          </table:table-cell>
          <table:table-cell table:style-name="ce15" office:value-type="string" calcext:value-type="string">
            <text:p>Deine Augen schimmern in verschiedenen Farben.</text:p>
          </table:table-cell>
          <table:table-cell table:style-name="ce15" office:value-type="string" calcext:value-type="string">
            <text:p>Schicksalswürfel</text:p>
          </table:table-cell>
          <table:table-cell table:style-name="ce10" office:value-type="string" calcext:value-type="string">
            <text:p>1 Squish für Set wenn man damit einen Wurf schafft (nicht für Gobbel dices)</text:p>
          </table:table-cell>
          <table:table-cell table:number-columns-repeated="1016"/>
        </table:table-row>
        <table:table-row table:style-name="ro1">
          <table:table-cell table:style-name="ce2" office:value-type="float" office:value="77777" calcext:value-type="float">
            <text:p>77777</text:p>
          </table:table-cell>
          <table:table-cell table:style-name="ce3" office:value-type="string" calcext:value-type="string">
            <text:p>BODY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Weiß</text:p>
          </table:table-cell>
          <table:table-cell table:style-name="ce15" office:value-type="string" calcext:value-type="string">
            <text:p>Du hast einen kristallernen Wulst im oberen Nacken.</text:p>
          </table:table-cell>
          <table:table-cell table:style-name="ce15" office:value-type="string" calcext:value-type="string">
            <text:p>Die Wacht ignoriert einen wenn man den "Helm" aufzieht.</text:p>
          </table:table-cell>
          <table:table-cell table:style-name="ce10" office:value-type="string" calcext:value-type="string">
            <text:p>plus 1 Sethöhe Emphati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Offizier / Kommandant /</text:p>
          </table:table-cell>
          <table:table-cell table:style-name="ce5"/>
          <table:table-cell table:style-name="ce2"/>
          <table:table-cell table:style-name="ce14" table:number-columns-spanned="3" table:number-rows-spanned="1"/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COMMAND, Fight 2, Tactics, Inspire 2 oder Intimidate 2</text:p>
          </table:table-cell>
          <table:table-cell table:style-name="ce5"/>
          <table:table-cell table:style-name="ce3" office:value-type="string" calcext:value-type="string">
            <text:p>R</text:p>
          </table:table-cell>
          <table:table-cell table:style-name="ce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3" office:value-type="string" calcext:value-type="string">
            <text:p>Parry 2, Tactics 2, Endurance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 table:number-columns-spanned="3" table:number-rows-spanned="1">
            <text:p>Gnom : KNOWLEDGE, Tinkering, Dämmersicht (1), Eerie, Plead, Weapon:Hammer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8888" calcext:value-type="float">
            <text:p>8888</text:p>
          </table:table-cell>
          <table:table-cell table:style-name="ce3" office:value-type="string" calcext:value-type="string">
            <text:p>Sight 1, Orientation, 2 Strategy, Lie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 table:number-columns-spanned="3" table:number-rows-spanned="1">
            <text:p>Mensch : WAHL Knack for learning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88888" calcext:value-type="float">
            <text:p>88888</text:p>
          </table:table-cell>
          <table:table-cell table:style-name="ce3" office:value-type="string" calcext:value-type="string">
            <text:p>Tactics ED, Inspire or Intimidate, Strategy 1+ED, Socialize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 table:number-columns-spanned="3" table:number-rows-spanned="1">
            <text:p>Mensch : WAHL Knack for learning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Gelehrter / Bewahrer/ Mystiker</text:p>
          </table:table-cell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 table:number-columns-spanned="3" table:number-rows-spanned="1">
            <text:p>Elf : COORDINATION, Dämmersicht (1), Vigor, Langlebig (1), Weapon:Bogen oder Weapon:Sword, Beauty (1)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KNOWLEDGE, Lore 2, Eerie, Tinkering, Strategy</text:p>
          </table:table-cell>
          <table:table-cell table:style-name="ce6"/>
          <table:table-cell table:style-name="ce2" office:value-type="float" office:value="5" calcext:value-type="float">
            <text:p>5</text:p>
          </table:table-cell>
          <table:table-cell table:style-name="ce14" office:value-type="string" calcext:value-type="string" table:number-columns-spanned="3" table:number-rows-spanned="1">
            <text:p>Halbelf : SENSE, Vigor, Socialize, Beauty (1), Lie, Empathy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3" office:value-type="string" calcext:value-type="string">
            <text:p>Fascinate, Vigor 2, Eerie 2 or Tinkering 2</text:p>
          </table:table-cell>
          <table:table-cell table:style-name="ce6"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 table:number-columns-spanned="3" table:number-rows-spanned="1">
            <text:p>Mensch : WAHL Knack for learning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9999" calcext:value-type="float">
            <text:p>9999</text:p>
          </table:table-cell>
          <table:table-cell table:style-name="ce3" office:value-type="string" calcext:value-type="string">
            <text:p>Language (High Speech), Erie ED <text:s/>oder Tinkering ED , Fascinate, Student, Lore </text:p>
          </table:table-cell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 table:number-columns-spanned="3" table:number-rows-spanned="1">
            <text:p>Mensch : WAHL Knack for learning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99999" calcext:value-type="float">
            <text:p>99999</text:p>
          </table:table-cell>
          <table:table-cell table:style-name="ce3" office:value-type="string" calcext:value-type="string">
            <text:p>Student (same as before), Language (High Speech), Eerie, Tinkering, Fascinate</text:p>
          </table:table-cell>
          <table:table-cell table:style-name="ce6"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 table:number-columns-spanned="3" table:number-rows-spanned="1">
            <text:p>Halbling : CHARM, Plead, Weapon:Schleuder, Athletics, Sacrcasm, Dodge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Pausbacke / Behüteter / Patriarch</text:p>
          </table:table-cell>
          <table:table-cell table:style-name="ce6"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 table:number-columns-spanned="3" table:number-rows-spanned="1">
            <text:p>Zwerg : COMMAND, Dunkelsicht (2), Endurance, Weapon:Axt, Vigor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COMMAND, Inspire 2, Socialize 2, Strategy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Troll : BODY, Mutation</text:p>
          </table:table-cell>
          <table:covered-table-cell table:style-name="ce8"/>
          <table:covered-table-cell table:style-name="ce9"/>
          <table:table-cell table:number-columns-repeated="1017"/>
        </table:table-row>
        <table:table-row table:style-name="ro1">
          <table:table-cell table:style-name="ce2" office:value-type="float" office:value="101010" calcext:value-type="float">
            <text:p>101010</text:p>
          </table:table-cell>
          <table:table-cell table:style-name="ce3" office:value-type="string" calcext:value-type="string">
            <text:p>Intimidate 2 or Sarcasm 2, Weapon, Athletics, Lie</text:p>
          </table:table-cell>
          <table:table-cell table:style-name="ce6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10101010" calcext:value-type="float">
            <text:p>10101010</text:p>
          </table:table-cell>
          <table:table-cell table:style-name="ce3" office:value-type="string" calcext:value-type="string">
            <text:p>Strategy, Inspire , Socialize , Weapon 2 </text:p>
          </table:table-cell>
          <table:table-cell table:style-name="ce6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float" office:value="1010101010" calcext:value-type="float">
            <text:p>1010101010</text:p>
          </table:table-cell>
          <table:table-cell table:style-name="ce3" office:value-type="string" calcext:value-type="string">
            <text:p>Inspire ED or Socialize ED, Posession 3</text:p>
          </table:table-cell>
          <table:table-cell table:style-name="ce6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Old</text:p>
          </table:table-cell>
          <table:table-cell table:style-name="ce12"/>
          <table:table-cell table:style-name="ce17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Athletics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Enduranc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Figh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arry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Vigor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Coordination</text:p>
          </table:table-cell>
          <table:table-cell table:style-name="ce10" office:value-type="string" calcext:value-type="string">
            <text:p>Climb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Dodg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erform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Rid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ealth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Weapon Skil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nowledge</text:p>
          </table:table-cell>
          <table:table-cell table:style-name="ce10" office:value-type="string" calcext:value-type="string">
            <text:p>Tinkering</text:p>
          </table:table-cell>
          <table:table-cell table:style-name="ce10" office:value-type="string" calcext:value-type="string">
            <text:p>Counterspe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Healing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Languag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Lor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rategy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udent of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Tactic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ommand</text:p>
          </table:table-cell>
          <table:table-cell table:style-name="ce10" office:value-type="string" calcext:value-type="string">
            <text:p>Haggl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spir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timidat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erfor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ense</text:p>
          </table:table-cell>
          <table:table-cell table:style-name="ce10" office:value-type="string" calcext:value-type="string">
            <text:p>Eeri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Empathy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Hearing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crutiniz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igh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Orientation</text:p>
          </table:table-cell>
          <table:table-cell table:style-name="ce10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harm</text:p>
          </table:table-cell>
          <table:table-cell table:style-name="ce10" office:value-type="string" calcext:value-type="string">
            <text:p>Fascinat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ocalize</text:p>
          </table:table-cell>
          <table:table-cell table:style-name="ce10" office:value-type="string" calcext:value-type="string">
            <text:p>Grace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arcasm</text:p>
          </table:table-cell>
          <table:table-cell table:style-name="ce10" office:value-type="string" calcext:value-type="string">
            <text:p>J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Li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lea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niversal</text:p>
          </table:table-cell>
          <table:table-cell table:style-name="ce10" office:value-type="string" calcext:value-type="string">
            <text:p>Exper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Wo komme ich her ?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as braucht die Enklave am dringensten?</text:p>
          </table:table-cell>
          <table:table-cell table:number-columns-repeated="102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ür was wird man mit dem Tod bestraft?</text:p>
          </table:table-cell>
          <table:table-cell table:number-columns-repeated="102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ie wird in der Enklave gefeiert?</text:p>
          </table:table-cell>
          <table:table-cell table:number-columns-repeated="102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as hat die Enklave im Überfluss?</text:p>
          </table:table-cell>
          <table:table-cell table:number-columns-repeated="102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ie geht die Enklave mit den Schwachen um?</text:p>
          </table:table-cell>
          <table:table-cell table:number-columns-repeated="102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Was bedroht die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s Schützt die Enklave vor der Wacht?</text:p>
          </table:table-cell>
          <table:table-cell table:number-columns-repeated="102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Wer erhält die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elches Geheimniss hat die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ie werden Entscheidungen in der Enklave getroffen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Was hat mich geformt?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as war die letzte bedeutende Entdeckung?</text:p>
          </table:table-cell>
          <table:table-cell table:number-columns-repeated="102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elches Verbrechen wird nicht vergessen?</text:p>
          </table:table-cell>
          <table:table-cell table:number-columns-repeated="102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elche Tragödie bewegte die ganze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ohin brach die letzte Expedition auf?</text:p>
          </table:table-cell>
          <table:table-cell table:number-columns-repeated="102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elche Seuche wütete zu letzt in der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Weswegen wurde das letzte mal Blut in der Enklave vergossen?</text:p>
          </table:table-cell>
          <table:table-cell table:number-columns-repeated="102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s war die letzte Katastrophe der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egen wen zog die Enklave zu letzt in den Kampf?</text:p>
          </table:table-cell>
          <table:table-cell table:number-columns-repeated="102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oher kommt die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ie erfolgte der letzte Machtwechsel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Was mache ich jetzt?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er war am längsten im Jenseits?</text:p>
          </table:table-cell>
          <table:table-cell table:number-columns-repeated="102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er wird von allen Geächtet?</text:p>
          </table:table-cell>
          <table:table-cell table:number-columns-repeated="102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er kennt die kleinen Geheimnisse?</text:p>
          </table:table-cell>
          <table:table-cell table:number-columns-repeated="102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er kann alles besorgen?</text:p>
          </table:table-cell>
          <table:table-cell table:number-columns-repeated="102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n wen wenden sich die Hoffnungslosen?</text:p>
          </table:table-cell>
          <table:table-cell table:number-columns-repeated="102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it wem legt man sich nicht an?</text:p>
          </table:table-cell>
          <table:table-cell table:number-columns-repeated="102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er koordiniert die Verteidigung?</text:p>
          </table:table-cell>
          <table:table-cell table:number-columns-repeated="102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Wer befehligt die meisten Klingen?</text:p>
          </table:table-cell>
          <table:table-cell table:number-columns-repeated="102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Wer ist das Gedächniss der Enklave?</text:p>
          </table:table-cell>
          <table:table-cell table:number-columns-repeated="102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er spricht für die Enklave?</text:p>
          </table:table-cell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gotten_20_Realms_20_Tabelle" style:display-name="PageStyle_Forgotten Realms Tab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lose_20_Stadt" style:display-name="PageStyle_Endlose Stad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2" meta:object-count="0"/>
    <meta:generator>LibreOfficeDev/5.1.0.3$Linux_X86_64 LibreOffice_project/</meta:generator>
  </office:meta>
</office:document-meta>
</file>